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201.png" xlink:type="simple" xlink:show="embed" xlink:actuate="onLoad"/></draw:frame></text:p>
          </table:table-cell>
          <table:table-cell table:style-name="Table1.B1" office:value-type="string">
            <text:h text:style-name="P6" text:outline-level="1">RS-<text:span text:style-name="T1">триггер с приоритетом по сбросу</text:span>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120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RS-триггер с приоритетом по сбросу, т.е. если уровень логической единицы присутствует на входах R и S, то выход принимает значение логического нуля<text:span text:style-name="T2">:</text:span></text:p>
            <text:p text:style-name="P5"><text:span text:style-name="T2"><draw:frame draw:style-name="fr3" draw:name="Объект1" text:anchor-type="as-char" svg:width="9.671cm" svg:height="2.10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</text:span></text:p>
            <text:p text:style-name="P4">где <text:span text:style-name="T3">y(t)</text:span><text:span text:style-name="T2"> </text:span>– выходной сигнал блока, <text:span text:style-name="T3">y(t - Δt)</text:span><text:span text:style-name="T2"> </text:span>–<text:span text:style-name="T2"> </text:span>значение выходного сигнала на предыдущем временном шаге интегрирования,<draw:frame draw:style-name="fr3" draw:name="Object2" text:anchor-type="as-char" svg:width="2.78cm" svg:height="0.62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- </text:span>первый и второй входные сигналы блока (от английских слов <text:span text:style-name="T3">Set</text:span><text:span text:style-name="T2"> </text:span>и <text:span text:style-name="T3">Reset</text:span><text:span text:style-name="T2"> –</text:span> <text:span text:style-name="T4">Установ</text:span> и <text:span text:style-name="T4">Сброс</text:span><text:span text:style-name="T6">, соответственно</text:span><text:span text:style-name="T2">)</text:span>.</text:p>
            <text:p text:style-name="P4"><text:span text:style-name="T7">Свойства</text:span>:</text:p>
            <text:list xml:id="list8629595166195314168" text:style-name="L1">
              <text:list-item>
                <text:p text:style-name="P7">Начальные условия – начальные значение выхода.</text:p>
              </text:list-item>
              <text:list-item>
                <text:p text:style-name="P7">Добавить инверсный выход – указывает наличие инверсного выхода.</text:p>
              </text:list-item>
            </text:list>
            <text:p text:style-name="P4"><text:span text:style-name="T5">Примечание:</text:span> <text:span text:style-name="T4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S-триггер с приоритетом по сбросу</dc:title>
    <dc:date>2014-12-18T21:20:38.97</dc:date>
    <meta:generator>OpenOffice/4.1.1$Win32 OpenOffice.org_project/411m6$Build-9775</meta:generator>
    <meta:editing-duration>PT2H12M52S</meta:editing-duration>
    <meta:editing-cycles>108</meta:editing-cycles>
    <meta:document-statistic meta:table-count="1" meta:image-count="2" meta:object-count="2" meta:page-count="1" meta:paragraph-count="13" meta:word-count="117" meta:character-count="78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sub>
                      <mi>x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(t- %DELTA t), ~ если x_S(t) = 0, ~и ~x_R(t) = 0; #
alignl 1, ~ если x_S(t) = 1, ~и ~x_R(t) = 0; #
alignl 0, ~ если x_R(t) = 1;  }
right none
</annotation>
  </semantics>
</math>
</file>

<file path=Object 4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i/>
      <msub>
        <mi>u</mi>
        <mi>R</mi>
      </msub>
      <mrow>
        <mo stretchy="false">(</mo>
        <mrow>
          <mi>t</mi>
        </mrow>
        <mo stretchy="false">)</mo>
      </mrow>
    </mrow>
    <annotation encoding="StarMath 5.0">u_S(t), ~u_R(t)</annotation>
  </semantics>
</math>
</file>